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c41" officeooo:paragraph-rsid="001f1c41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text-properties fo:color="#6a9955" loext:opacity="100%" officeooo:rsid="001f1c41" officeooo:paragraph-rsid="001f1c41" fo:background-color="#1f1f1f"/>
    </style:style>
    <style:style style:name="P4" style:family="paragraph" style:parent-style-name="Standard">
      <style:text-properties fo:color="#6a9955" loext:opacity="100%" officeooo:rsid="00252251" officeooo:paragraph-rsid="00252251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6" style:family="paragraph" style:parent-style-name="Standard">
      <style:text-properties officeooo:rsid="00252251" officeooo:paragraph-rsid="00252251" fo:background-color="#1f1f1f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f1f1f"/>
    </style:style>
    <style:style style:name="P8" style:family="paragraph" style:parent-style-name="Standard">
      <style:text-properties officeooo:rsid="00247772" officeooo:paragraph-rsid="00247772"/>
    </style:style>
    <style:style style:name="P9" style:family="paragraph" style:parent-style-name="Standard">
      <style:text-properties officeooo:rsid="00252251" officeooo:paragraph-rsid="00252251"/>
    </style:style>
    <style:style style:name="P10" style:family="paragraph" style:parent-style-name="Standard">
      <style:text-properties officeooo:rsid="00252251" officeooo:paragraph-rsid="00256449"/>
    </style:style>
    <style:style style:name="P11" style:family="paragraph" style:parent-style-name="Standard">
      <style:text-properties officeooo:rsid="00252251" officeooo:paragraph-rsid="00252251"/>
    </style:style>
    <style:style style:name="P12" style:family="paragraph" style:parent-style-name="Standard">
      <style:text-properties officeooo:rsid="00252251" officeooo:paragraph-rsid="00252251" fo:background-color="#1f1f1f"/>
    </style:style>
    <style:style style:name="T1" style:family="text">
      <style:text-properties fo:font-weight="bold"/>
    </style:style>
    <style:style style:name="T2" style:family="text">
      <style:text-properties fo:color="#6a9955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d16969" loext:opacity="100%"/>
    </style:style>
    <style:style style:name="T11" style:family="text">
      <style:text-properties fo:color="#808080" loext:opacity="100%"/>
    </style:style>
    <style:style style:name="T12" style:family="text">
      <style:text-properties fo:color="#cccccc" loext:opacity="100%"/>
    </style:style>
    <style:style style:name="T13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n</text:p>
      <text:p text:style-name="P1">boostrap</text:p>
      <text:p text:style-name="P1">portail.uca.fr psn</text:p>
      <text:p text:style-name="P1">cas portail de co</text:p>
      <text:p text:style-name="P1">ent devient </text:p>
      <text:p text:style-name="P1">scss (interessant)</text:p>
      <text:p text:style-name="P1">ent devient api</text:p>
      <text:p text:style-name="P1"/>
      <text:p text:style-name="P1">doctrine pour ORM</text:p>
      <text:p text:style-name="P1">firebase pour push app mobile (ex notif)</text:p>
      <text:p text:style-name="P1">web toker pour cas</text:p>
      <text:p text:style-name="P1"/>
      <text:p text:style-name="P1">case phantome (placholder)</text:p>
      <text:p text:style-name="P1"/>
      <text:p text:style-name="P1"/>
      <text:p text:style-name="P1"/>
      <text:p text:style-name="P1">API</text:p>
      <text:p text:style-name="P1">Une <text:span text:style-name="T1">API</text:span> (application programming interface ou « interface de programmation d'application ») est une interface logicielle qui permet de « connecter » un logiciel ou un service à un autre logiciel ou service afin d'échanger des données et des fonctionnalités.</text:p>
      <text:p text:style-name="P1"/>
      <text:p text:style-name="P1"/>
      <text:p text:style-name="P3">/**</text:p>
      <text:p text:style-name="P5"><text:span text:style-name="T2">* </text:span><text:span text:style-name="T3">@return</text:span><text:span text:style-name="T2"> </text:span><text:span text:style-name="T4">Preference</text:span><text:span text:style-name="T2">|</text:span><text:span text:style-name="T3">boolean</text:span></text:p>
      <text:p text:style-name="P2">*/</text:p>
      <text:p text:style-name="P5"><text:span text:style-name="T3">public</text:span><text:span text:style-name="T5"> </text:span><text:span text:style-name="T3">function</text:span><text:span text:style-name="T5"> </text:span><text:span text:style-name="T6">getPreference</text:span><text:span text:style-name="T5">(</text:span><text:span text:style-name="T7">$preferenceName</text:span><text:span text:style-name="T5">) {</text:span></text:p>
      <text:p text:style-name="P5"><text:span text:style-name="T7">$preferencesList</text:span><text:span text:style-name="T5"> = [];</text:span></text:p>
      <text:p text:style-name="P5"><text:span text:style-name="T8">foreach</text:span><text:span text:style-name="T5"> (</text:span><text:span text:style-name="T3">$this</text:span><text:span text:style-name="T5">-&gt;</text:span><text:span text:style-name="T7">preferences</text:span><text:span text:style-name="T5"> as </text:span><text:span text:style-name="T7">$preference</text:span><text:span text:style-name="T5">) {</text:span></text:p>
      <text:p text:style-name="P5"><text:span text:style-name="T8">if</text:span><text:span text:style-name="T5"> (</text:span><text:span text:style-name="T7">$preference</text:span><text:span text:style-name="T5">-&gt;</text:span><text:span text:style-name="T6">getName</text:span><text:span text:style-name="T5">() == </text:span><text:span text:style-name="T7">$preferenceName</text:span><text:span text:style-name="T5">)</text:span></text:p>
      <text:p text:style-name="P5"><text:span text:style-name="T7">$preferencesList</text:span><text:span text:style-name="T5">[] = </text:span><text:span text:style-name="T7">$preference</text:span><text:span text:style-name="T5">;</text:span></text:p>
      <text:p text:style-name="P2">// return $preference;</text:p>
      <text:p text:style-name="P7">}</text:p>
      <text:p text:style-name="P5"><text:span text:style-name="T8">if</text:span><text:span text:style-name="T5">(</text:span><text:span text:style-name="T7">$preferencesList</text:span><text:span text:style-name="T5">){</text:span></text:p>
      <text:p text:style-name="P5"><text:span text:style-name="T8">return</text:span><text:span text:style-name="T5"> </text:span><text:span text:style-name="T7">$preference</text:span><text:span text:style-name="T5">;</text:span></text:p>
      <text:p text:style-name="P5"><text:span text:style-name="T5">}</text:span><text:span text:style-name="T8">else</text:span><text:span text:style-name="T5">{</text:span></text:p>
      <text:p text:style-name="P5"><text:span text:style-name="T8">return</text:span><text:span text:style-name="T5"> </text:span><text:span text:style-name="T3">null</text:span><text:span text:style-name="T5">;</text:span></text:p>
      <text:p text:style-name="P7">} </text:p>
      <text:p text:style-name="P7">}</text:p>
      <text:p text:style-name="P1"/>
      <text:p text:style-name="P1"/>
      <text:p text:style-name="P5"><text:span text:style-name="T3">public</text:span><text:span text:style-name="T5"> </text:span><text:span text:style-name="T3">function</text:span><text:span text:style-name="T5"> </text:span><text:span text:style-name="T6">getCasAttributes</text:span><text:span text:style-name="T5">(): </text:span><text:span text:style-name="T3">array</text:span></text:p>
      <text:p text:style-name="P7">{</text:p>
      <text:p text:style-name="P5"><text:span text:style-name="T8">return</text:span><text:span text:style-name="T5"> </text:span><text:span text:style-name="T3">$this</text:span><text:span text:style-name="T5">-&gt;</text:span><text:span text:style-name="T7">casAttributes</text:span><text:span text:style-name="T5">;</text:span></text:p>
      <text:p text:style-name="P7">}</text:p>
      <text:p text:style-name="Standard"/>
      <text:p text:style-name="P5"><text:span text:style-name="T3">public</text:span><text:span text:style-name="T5"> </text:span><text:span text:style-name="T3">function</text:span><text:span text:style-name="T5"> </text:span><text:span text:style-name="T6">setCasAttributes</text:span><text:span text:style-name="T5">(</text:span><text:span text:style-name="T3">array</text:span><text:span text:style-name="T5"> </text:span><text:span text:style-name="T7">$casAttributes</text:span><text:span text:style-name="T5">): </text:span><text:span text:style-name="T3">self</text:span></text:p>
      <text:p text:style-name="P7">{</text:p>
      <text:p text:style-name="P5"><text:span text:style-name="T3">$this</text:span><text:span text:style-name="T5">-&gt;</text:span><text:span text:style-name="T7">casAttributes</text:span><text:span text:style-name="T5"> = </text:span><text:span text:style-name="T7">$casAttributes</text:span><text:span text:style-name="T5">;</text:span></text:p>
      <text:p text:style-name="Standard"/>
      <text:p text:style-name="P5"><text:span text:style-name="T8">return</text:span><text:span text:style-name="T5"> </text:span><text:span text:style-name="T3">$this</text:span><text:span text:style-name="T5">;</text:span></text:p>
      <text:p text:style-name="P7">}</text:p>
      <text:p text:style-name="P1"/>
      <text:p text:style-name="P1"><text:soft-page-break/></text:p>
      <text:p text:style-name="P1"/>
      <text:p text:style-name="P8">penser a parler de la manière dont fonctionne le widget shortcut (crois denter ou on garde comme ça).</text:p>
      <text:p text:style-name="P8">Ordonnance dans modal </text:p>
      <text:p text:style-name="P8">avec shortcut ajouter au debut</text:p>
      <text:p text:style-name="P8"/>
      <text:p text:style-name="P8"/>
      <text:p text:style-name="P10">postman (app pour api)</text:p>
      <text:p text:style-name="P9"/>
      <text:p text:style-name="P9"/>
      <text:p text:style-name="P4">// curl_setopt($ch, CURLOPT_URL, $_ENV['WS_ZIMBRA'] . '/mail/' . $userTarget-&gt;getEmail() . '/unread');</text:p>
      <text:p text:style-name="P5"><text:span text:style-name="T6">curl_setopt</text:span><text:span text:style-name="T5">(</text:span><text:span text:style-name="T7">$ch</text:span><text:span text:style-name="T5">, CURLOPT_URL, </text:span><text:span text:style-name="T7">$_ENV</text:span><text:span text:style-name="T5">[</text:span><text:span text:style-name="T9">'WS_ZIMBRA'</text:span><text:span text:style-name="T5">] . </text:span><text:span text:style-name="T10">'/mail/'</text:span><text:span text:style-name="T5"> . </text:span><text:span text:style-name="T9">'fabrice.monseigne@zest.dsi.uca.fr'</text:span><text:span text:style-name="T5"> . </text:span><text:span text:style-name="T9">'/unread'</text:span><text:span text:style-name="T5">);</text:span></text:p>
      <text:p text:style-name="P9"/>
      <text:p text:style-name="P9"/>
      <text:p text:style-name="P4">// $getFolderSpec = new \Zimbra\Mail\Struct\GetFolderSpec(null, null, '/Inbox');</text:p>
      <text:p text:style-name="P2">// $folder = $api-&gt;getFolder(null, null, null, 0, null, $getFolderSpec);</text:p>
      <text:p text:style-name="P2">// $unreadCount = isset($folder-&gt;folder-&gt;u) ? $folder-&gt;folder-&gt;u : 0;</text:p>
      <text:p text:style-name="P2">// return new JsonResponse((int)$unreadCount);</text:p>
      <text:p text:style-name="P5"><text:span text:style-name="T7">$search</text:span><text:span text:style-name="T5"> = </text:span><text:span text:style-name="T7">$api</text:span><text:span text:style-name="T5">-&gt;</text:span><text:span text:style-name="T6">search</text:span><text:span text:style-name="T5">(</text:span><text:span text:style-name="T3">null</text:span><text:span text:style-name="T5">, </text:span><text:span text:style-name="T9">'is:unread AND in:Inbox'</text:span><text:span text:style-name="T5">, []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);</text:span></text:p>
      <text:p text:style-name="P5"><text:span text:style-name="T8">return</text:span><text:span text:style-name="T5"> </text:span><text:span text:style-name="T3">new</text:span><text:span text:style-name="T5"> </text:span><text:span text:style-name="T4">JsonResponse</text:span><text:span text:style-name="T5">(</text:span><text:span text:style-name="T7">$search</text:span><text:span text:style-name="T5">-&gt;</text:span><text:span text:style-name="T7">c</text:span><text:span text:style-name="T5">);</text:span></text:p>
      <text:p text:style-name="P9"/>
      <text:p text:style-name="P9"/>
      <text:p text:style-name="P6"><text:span text:style-name="T11">&lt;</text:span><text:span text:style-name="T3">div</text:span><text:span text:style-name="T12"> </text:span><text:span text:style-name="T7">class</text:span><text:span text:style-name="T12">=</text:span><text:span text:style-name="T9">"mb-0 fs-7"</text:span><text:span text:style-name="T11">&gt;</text:span></text:p>
      <text:p text:style-name="P5"><text:span text:style-name="T12">{% </text:span><text:span text:style-name="T8">if</text:span><text:span text:style-name="T12"> </text:span><text:span text:style-name="T7">widget</text:span><text:span text:style-name="T12">.</text:span><text:span text:style-name="T7">data</text:span><text:span text:style-name="T12"> %}</text:span></text:p>
      <text:p text:style-name="P5"><text:span text:style-name="T11">&lt;</text:span><text:span text:style-name="T3">b</text:span><text:span text:style-name="T11">&gt;</text:span><text:span text:style-name="T12">Dernier non lu {{ </text:span><text:span text:style-name="T7">unreadMessage</text:span><text:span text:style-name="T12"> </text:span><text:span text:style-name="T5">?</text:span><text:span text:style-name="T12"> </text:span><text:span text:style-name="T9">''</text:span><text:span text:style-name="T12"> </text:span><text:span text:style-name="T5">:</text:span><text:span text:style-name="T12"> </text:span><text:span text:style-name="T9">'aujourd\'hui'</text:span><text:span text:style-name="T12"> }} : </text:span><text:span text:style-name="T11">&lt;/</text:span><text:span text:style-name="T3">b</text:span><text:span text:style-name="T11">&gt;</text:span><text:span text:style-name="T12"> {{ </text:span><text:span text:style-name="T7">widget</text:span><text:span text:style-name="T12">.</text:span><text:span text:style-name="T7">data</text:span><text:span text:style-name="T12">[</text:span><text:span text:style-name="T13">0</text:span><text:span text:style-name="T12">].su }}</text:span></text:p>
      <text:p text:style-name="P5"><text:span text:style-name="T12">{% </text:span><text:span text:style-name="T8">else</text:span><text:span text:style-name="T12"> %}</text:span></text:p>
      <text:p text:style-name="P5"><text:span text:style-name="T11">&lt;</text:span><text:span text:style-name="T3">span</text:span><text:span text:style-name="T11">&gt;</text:span><text:span text:style-name="T12">{{ </text:span><text:span text:style-name="T7">unreadMessage</text:span><text:span text:style-name="T12"> </text:span><text:span text:style-name="T5">?</text:span><text:span text:style-name="T12"> </text:span><text:span text:style-name="T9">'Aucun nouveau message aujourd\'hui'</text:span><text:span text:style-name="T12"> </text:span><text:span text:style-name="T5">:</text:span><text:span text:style-name="T12"> </text:span><text:span text:style-name="T9">'Aucun nouveau message'</text:span><text:span text:style-name="T12"> }}</text:span><text:span text:style-name="T11">&lt;/</text:span><text:span text:style-name="T3">span</text:span><text:span text:style-name="T11">&gt;</text:span></text:p>
      <text:p text:style-name="P5"><text:span text:style-name="T12">{% </text:span><text:span text:style-name="T8">endif</text:span><text:span text:style-name="T12"> %}</text:span></text:p>
      <text:p text:style-name="P5"><text:span text:style-name="T11">&lt;/</text:span><text:span text:style-name="T3">div</text:span><text:span text:style-name="T11">&gt;</text:span></text:p>
      <text:p text:style-name="P9"/>
      <text:p text:style-name="P9"/>
      <text:p text:style-name="P6"><text:span text:style-name="T6">curl_setopt</text:span><text:span text:style-name="T5">(</text:span><text:span text:style-name="T7">$ch</text:span><text:span text:style-name="T5">, CURLOPT_URL, </text:span><text:span text:style-name="T7">$_ENV</text:span><text:span text:style-name="T5">[</text:span><text:span text:style-name="T9">'WS_ZIMBRA'</text:span><text:span text:style-name="T5">] . </text:span><text:span text:style-name="T10">'/calendar/'</text:span><text:span text:style-name="T5"> . </text:span><text:span text:style-name="T9">'fabrice.monseigne@zest.dsi.uca.fr'</text:span><text:span text:style-name="T5"> . </text:span><text:span text:style-name="T10">'/nextEvents/'</text:span><text:span text:style-name="T5"> . </text:span><text:span text:style-name="T7">$_ENV</text:span><text:span text:style-name="T5">[</text:span><text:span text:style-name="T9">'WIDGET_TIMELINE_DAYS'</text:span><text:span text:style-name="T5">]);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9:21:48.638329044</meta:creation-date>
    <dc:date>2024-02-14T13:16:31.762021480</dc:date>
    <meta:editing-duration>P1DT1H3S</meta:editing-duration>
    <meta:editing-cycles>10</meta:editing-cycles>
    <meta:generator>LibreOffice/7.6.4.1$Linux_X86_64 LibreOffice_project/60$Build-1</meta:generator>
    <meta:document-statistic meta:table-count="0" meta:image-count="0" meta:object-count="0" meta:page-count="2" meta:paragraph-count="58" meta:word-count="294" meta:character-count="2262" meta:non-whitespace-character-count="2023"/>
  </office:meta>
</office:document-meta>
</file>